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officeooo:rsid="000a640e" officeooo:paragraph-rsid="000989d1"/>
    </style:style>
    <style:style style:name="P2" style:family="paragraph" style:parent-style-name="Standard">
      <style:paragraph-properties fo:line-height="100%"/>
      <style:text-properties officeooo:rsid="000b8e1f" officeooo:paragraph-rsid="000b8e1f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20pt" fo:font-weight="bold" officeooo:rsid="001f75a2" officeooo:paragraph-rsid="001f75a2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Times New Roman1" fo:font-size="14pt" officeooo:rsid="000a640e" officeooo:paragraph-rsid="000989d1" style:font-size-asian="14pt" style:font-size-complex="14pt"/>
    </style:style>
    <style:style style:name="P5" style:family="paragraph" style:parent-style-name="Standard">
      <style:paragraph-properties fo:line-height="100%"/>
      <style:text-properties style:font-name="Times New Roman1" fo:font-size="14pt" officeooo:rsid="000a640e" officeooo:paragraph-rsid="000989d1" style:font-size-asian="14pt" style:font-size-complex="14pt"/>
    </style:style>
    <style:style style:name="P6" style:family="paragraph" style:parent-style-name="Standard">
      <style:paragraph-properties fo:line-height="100%"/>
      <style:text-properties style:font-name="Times New Roman1" officeooo:rsid="000a640e" officeooo:paragraph-rsid="000989d1"/>
    </style:style>
    <style:style style:name="P7" style:family="paragraph" style:parent-style-name="Standard">
      <style:paragraph-properties fo:line-height="100%"/>
      <style:text-properties style:font-name="Times New Roman1" officeooo:rsid="000a640e" officeooo:paragraph-rsid="000e60ca"/>
    </style:style>
    <style:style style:name="P8" style:family="paragraph" style:parent-style-name="Standard">
      <style:paragraph-properties fo:line-height="100%"/>
      <style:text-properties style:font-name="Times New Roman1" officeooo:rsid="000a640e" officeooo:paragraph-rsid="002af1f5"/>
    </style:style>
    <style:style style:name="P9" style:family="paragraph" style:parent-style-name="Standard">
      <style:text-properties style:font-name="Times New Roman1" officeooo:rsid="000a640e" officeooo:paragraph-rsid="0013e6d0"/>
    </style:style>
    <style:style style:name="P10" style:family="paragraph" style:parent-style-name="Standard">
      <style:text-properties style:font-name="Times New Roman1" officeooo:rsid="000a640e" officeooo:paragraph-rsid="000989d1"/>
    </style:style>
    <style:style style:name="P11" style:family="paragraph" style:parent-style-name="Standard">
      <style:text-properties style:font-name="Times New Roman1" officeooo:rsid="000a640e" officeooo:paragraph-rsid="001d361b"/>
    </style:style>
    <style:style style:name="P12" style:family="paragraph" style:parent-style-name="Standard">
      <style:text-properties style:font-name="Times New Roman1" officeooo:rsid="000a640e" officeooo:paragraph-rsid="00382640"/>
    </style:style>
    <style:style style:name="P13" style:family="paragraph" style:parent-style-name="Standard">
      <style:text-properties style:font-name="Times New Roman1" officeooo:rsid="000a640e" officeooo:paragraph-rsid="003d907e"/>
    </style:style>
    <style:style style:name="P14" style:family="paragraph" style:parent-style-name="Standard">
      <style:paragraph-properties fo:line-height="100%"/>
      <style:text-properties style:font-name="Times New Roman1" officeooo:rsid="001c424f" officeooo:paragraph-rsid="000e60ca"/>
    </style:style>
    <style:style style:name="P15" style:family="paragraph" style:parent-style-name="Standard">
      <style:paragraph-properties fo:line-height="100%"/>
      <style:text-properties style:font-name="Times New Roman1" officeooo:rsid="001c424f" officeooo:paragraph-rsid="003f037e"/>
    </style:style>
    <style:style style:name="P16" style:family="paragraph" style:parent-style-name="Standard">
      <style:text-properties style:font-name="Times New Roman1" fo:font-size="12pt" officeooo:rsid="002be4c8" officeooo:paragraph-rsid="000989d1" style:font-size-asian="10.5pt" style:font-size-complex="12pt"/>
    </style:style>
    <style:style style:name="P17" style:family="paragraph" style:parent-style-name="Standard">
      <style:text-properties style:font-name="Times New Roman1" officeooo:rsid="000989d1" officeooo:paragraph-rsid="003c737e"/>
    </style:style>
    <style:style style:name="P18" style:family="paragraph" style:parent-style-name="Standard">
      <style:text-properties style:font-name="Times New Roman1" officeooo:rsid="000989d1" officeooo:paragraph-rsid="003d907e"/>
    </style:style>
    <style:style style:name="P19" style:family="paragraph" style:parent-style-name="Heading_20_2">
      <style:text-properties style:font-name="Times New Roman1"/>
    </style:style>
    <style:style style:name="P20" style:family="paragraph" style:parent-style-name="Heading_20_2">
      <style:text-properties style:font-name="Times New Roman1" officeooo:rsid="002299fe"/>
    </style:style>
    <style:style style:name="P21" style:family="paragraph" style:parent-style-name="Heading_20_2">
      <style:text-properties style:font-name="Times New Roman1" officeooo:rsid="002299fe" officeooo:paragraph-rsid="002299fe"/>
    </style:style>
    <style:style style:name="P22" style:family="paragraph" style:parent-style-name="Heading_20_2">
      <style:text-properties style:font-name="Times New Roman1" officeooo:rsid="0022fa44" officeooo:paragraph-rsid="0022fa44"/>
    </style:style>
    <style:style style:name="P23" style:family="paragraph" style:parent-style-name="Heading_20_2">
      <style:text-properties style:font-name="Times New Roman1" officeooo:rsid="00251b80" officeooo:paragraph-rsid="00251b80"/>
    </style:style>
    <style:style style:name="P24" style:family="paragraph" style:parent-style-name="Standard">
      <style:text-properties style:font-name="Times New Roman1" officeooo:rsid="000989d1" officeooo:paragraph-rsid="003f3198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1a6c4" style:font-style-asian="normal" style:font-style-complex="normal"/>
    </style:style>
    <style:style style:name="T3" style:family="text">
      <style:text-properties fo:font-style="normal" officeooo:rsid="0024cd40" style:font-style-asian="normal" style:font-style-complex="normal"/>
    </style:style>
    <style:style style:name="T4" style:family="text">
      <style:text-properties fo:font-style="normal" officeooo:rsid="001e4cef" style:font-style-asian="normal" style:font-style-complex="normal"/>
    </style:style>
    <style:style style:name="T5" style:family="text">
      <style:text-properties fo:font-style="normal" officeooo:rsid="0034fda7" style:font-style-asian="normal" style:font-style-complex="normal"/>
    </style:style>
    <style:style style:name="T6" style:family="text">
      <style:text-properties fo:font-style="normal" officeooo:rsid="0036df90" style:font-style-asian="normal" style:font-style-complex="normal"/>
    </style:style>
    <style:style style:name="T7" style:family="text">
      <style:text-properties fo:font-style="normal" officeooo:rsid="003f037e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0eb256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3357ce" style:font-style-asian="normal" style:font-weight-asian="normal" style:font-style-complex="normal" style:font-weight-complex="normal"/>
    </style:style>
    <style:style style:name="T11" style:family="text">
      <style:text-properties officeooo:rsid="001c424f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3e6d0" style:font-style-asian="italic" style:font-style-complex="italic"/>
    </style:style>
    <style:style style:name="T14" style:family="text">
      <style:text-properties fo:font-style="italic" officeooo:rsid="00217ac0" style:font-style-asian="italic" style:font-style-complex="italic"/>
    </style:style>
    <style:style style:name="T15" style:family="text">
      <style:text-properties fo:font-style="italic" officeooo:rsid="00277797" style:font-style-asian="italic" style:font-style-complex="italic"/>
    </style:style>
    <style:style style:name="T16" style:family="text">
      <style:text-properties fo:font-style="italic" officeooo:rsid="00295a9a" style:font-style-asian="italic" style:font-style-complex="italic"/>
    </style:style>
    <style:style style:name="T17" style:family="text">
      <style:text-properties fo:font-style="italic" officeooo:rsid="003c737e" style:font-style-asian="italic" style:font-style-complex="italic"/>
    </style:style>
    <style:style style:name="T18" style:family="text">
      <style:text-properties fo:font-style="italic" officeooo:rsid="003f3198" style:font-style-asian="italic" style:font-style-complex="italic"/>
    </style:style>
    <style:style style:name="T19" style:family="text">
      <style:text-properties fo:font-style="italic" officeooo:rsid="003d907e" style:font-style-asian="italic" style:font-style-complex="italic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223ba5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1c424f" style:font-style-asian="italic" style:font-weight-asian="normal" style:font-style-complex="italic" style:font-weight-complex="normal"/>
    </style:style>
    <style:style style:name="T24" style:family="text">
      <style:text-properties officeooo:rsid="00223ba5"/>
    </style:style>
    <style:style style:name="T25" style:family="text">
      <style:text-properties style:font-name="Times New Roman1"/>
    </style:style>
    <style:style style:name="T26" style:family="text">
      <style:text-properties style:font-name="Times New Roman1" fo:font-style="italic" style:font-style-asian="italic" style:font-style-complex="italic"/>
    </style:style>
    <style:style style:name="T27" style:family="text">
      <style:text-properties style:font-name="Times New Roman1" fo:font-style="italic" officeooo:rsid="00217ac0" style:font-style-asian="italic" style:font-style-complex="italic"/>
    </style:style>
    <style:style style:name="T28" style:family="text">
      <style:text-properties officeooo:rsid="000b8e1f"/>
    </style:style>
    <style:style style:name="T29" style:family="text">
      <style:text-properties officeooo:rsid="001370ec"/>
    </style:style>
    <style:style style:name="T30" style:family="text">
      <style:text-properties fo:font-size="11pt" fo:font-style="normal" style:font-size-asian="11pt" style:font-style-asian="normal" style:font-size-complex="11pt" style:font-style-complex="normal"/>
    </style:style>
    <style:style style:name="T31" style:family="text">
      <style:text-properties fo:font-size="11pt" fo:font-style="normal" officeooo:rsid="0025a4cb" style:font-size-asian="11pt" style:font-style-asian="normal" style:font-size-complex="11pt" style:font-style-complex="normal"/>
    </style:style>
    <style:style style:name="T32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fo:font-size="12pt" fo:font-style="italic" fo:font-weight="normal" officeooo:rsid="001e4cef" style:font-size-asian="12pt" style:font-style-asian="italic" style:font-weight-asian="normal" style:font-size-complex="12pt" style:font-style-complex="italic" style:font-weight-complex="normal"/>
    </style:style>
    <style:style style:name="T34" style:family="text">
      <style:text-properties fo:font-size="12pt" fo:font-style="italic" fo:font-weight="normal" officeooo:rsid="00217ac0" style:font-size-asian="12pt" style:font-style-asian="italic" style:font-weight-asian="normal" style:font-size-complex="12pt" style:font-style-complex="italic" style:font-weight-complex="normal"/>
    </style:style>
    <style:style style:name="T35" style:family="text">
      <style:text-properties officeooo:rsid="00217ac0"/>
    </style:style>
    <style:style style:name="T36" style:family="text">
      <style:text-properties officeooo:rsid="0023ee22"/>
    </style:style>
    <style:style style:name="T37" style:family="text">
      <style:text-properties officeooo:rsid="00251b80"/>
    </style:style>
    <style:style style:name="T38" style:family="text">
      <style:text-properties officeooo:rsid="0025a4cb"/>
    </style:style>
    <style:style style:name="T39" style:family="text">
      <style:text-properties officeooo:rsid="00277797"/>
    </style:style>
    <style:style style:name="T40" style:family="text">
      <style:text-properties officeooo:rsid="0028849b"/>
    </style:style>
    <style:style style:name="T41" style:family="text">
      <style:text-properties officeooo:rsid="0028a0a1"/>
    </style:style>
    <style:style style:name="T42" style:family="text">
      <style:text-properties officeooo:rsid="002af1f5"/>
    </style:style>
    <style:style style:name="T43" style:family="text">
      <style:text-properties officeooo:rsid="002c3f58"/>
    </style:style>
    <style:style style:name="T44" style:family="text">
      <style:text-properties fo:language="en" fo:country="US" officeooo:rsid="00223ba5"/>
    </style:style>
    <style:style style:name="T45" style:family="text">
      <style:text-properties fo:language="en" fo:country="US" officeooo:rsid="002db1e5"/>
    </style:style>
    <style:style style:name="T46" style:family="text">
      <style:text-properties fo:language="en" fo:country="US" officeooo:rsid="001c424f"/>
    </style:style>
    <style:style style:name="T47" style:family="text">
      <style:text-properties officeooo:rsid="003357ce"/>
    </style:style>
    <style:style style:name="T48" style:family="text">
      <style:text-properties officeooo:rsid="00382640"/>
    </style:style>
    <style:style style:name="T49" style:family="text">
      <style:text-properties officeooo:rsid="00387855"/>
    </style:style>
    <style:style style:name="T50" style:family="text">
      <style:text-properties officeooo:rsid="003c737e"/>
    </style:style>
    <style:style style:name="T51" style:family="text">
      <style:text-properties officeooo:rsid="003d907e"/>
    </style:style>
    <style:style style:name="T52" style:family="text">
      <style:text-properties officeooo:rsid="003f31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benslauf</text:p>
      <text:p text:style-name="P4"/>
      <text:p text:style-name="P6"><text:span text:style-name="T14">Name</text:span> <text:tab/><text:tab/><text:tab/>Amanda <text:span text:style-name="T28">Sofia Margareta </text:span>Sandberg</text:p>
      <text:p text:style-name="P6"><text:span text:style-name="T12">A</text:span><text:span text:style-name="T14">d</text:span><text:span text:style-name="T12">ress</text:span><text:span text:style-name="T14">e</text:span><text:tab/><text:tab/>Storgatan 11, 364 31, Åseda, <text:span text:style-name="T35">Schweden</text:span></text:p>
      <text:p text:style-name="P6"><text:span text:style-name="T12">Telefon</text:span><text:tab/><text:tab/><text:tab/>070 - 602 77 22</text:p>
      <text:p text:style-name="P1"><text:span text:style-name="T26">E-</text:span><text:span text:style-name="T27">mail</text:span><text:span text:style-name="T25"><text:tab/><text:tab/><text:tab/></text:span><text:a xlink:type="simple" xlink:href="mailto:amandasandberg@hotmail.com"><text:span text:style-name="T25">amandasandberg@hotmail.com</text:span></text:a></text:p>
      <text:p text:style-name="P2"><text:span text:style-name="T27">Homepage</text:span><text:span text:style-name="T25"><text:tab/><text:tab/></text:span><text:a xlink:type="simple" xlink:href="http://www.amandasofiamargareta.se/"><text:span text:style-name="T25">http://www.amandasofiamargareta.se/</text:span></text:a></text:p>
      <text:p text:style-name="P5"/>
      <text:h text:style-name="P21" text:outline-level="2">Ausbildung</text:h>
      <text:p text:style-name="P15"><text:span text:style-name="T32">201</text:span><text:span text:style-name="T33">3 –</text:span><text:span text:style-name="T32"> (</text:span><text:span text:style-name="T34">heute</text:span><text:span text:style-name="T32">)<text:tab/></text:span><text:span text:style-name="T30"><text:tab/></text:span><text:span text:style-name="T31">Italienisch</text:span><text:span text:style-name="T2"> A:1 </text:span><text:span text:style-name="T3">15</text:span><text:span text:style-name="T5">HP</text:span><text:span text:style-name="T2">, </text:span><text:span text:style-name="T31">Italienisch</text:span><text:span text:style-name="T4"> A:2 </text:span><text:span text:style-name="T3">15</text:span><text:span text:style-name="T5">HP</text:span><text:span text:style-name="T4">, </text:span><text:span text:style-name="T31">Italienisch</text:span><text:span text:style-name="T4"> B:</text:span><text:span text:style-name="T7">1</text:span><text:span text:style-name="T4"> </text:span><text:span text:style-name="T3">15</text:span><text:span text:style-name="T5">HP</text:span><text:span text:style-name="T4">,</text:span><text:span text:style-name="T1"> </text:span></text:p>
      <text:p text:style-name="P15"><text:span text:style-name="T31"><text:tab/><text:tab/><text:tab/>Italienisch</text:span><text:span text:style-name="T4"> B:</text:span><text:span text:style-name="T7">2</text:span><text:span text:style-name="T4"> </text:span><text:span text:style-name="T3">15</text:span><text:span text:style-name="T5">HP, </text:span>Umeå <text:span text:style-name="T38">Universität</text:span> <text:span text:style-name="T29">(Fernkurse)</text:span></text:p>
      <text:p text:style-name="P14"/>
      <text:p text:style-name="P8"><text:span text:style-name="T21">2014 - </text:span><text:span text:style-name="T22">2015</text:span><text:span text:style-name="T24"> <text:tab/><text:tab/></text:span><text:span text:style-name="T44">Master of Arts with Specialization in Non-Fiction Translation in </text:span><text:span text:style-name="T45">German – </text:span><text:span text:style-name="T44"><text:tab/><text:tab/><text:tab/>Swedish</text:span><text:span text:style-name="T8"> </text:span><text:span text:style-name="T9">60</text:span><text:span text:style-name="T10">HP</text:span>, <text:span text:style-name="T42">Linné-Universität</text:span></text:p>
      <text:p text:style-name="P7"/>
      <text:p text:style-name="P8"><text:span text:style-name="T21">201</text:span><text:span text:style-name="T23">1 </text:span><text:span text:style-name="T21">- </text:span><text:span text:style-name="T23">2014</text:span><text:span text:style-name="T11"> <text:tab/><text:tab/></text:span><text:span text:style-name="T46">Bachelor of Arts (main field of study: German)</text:span><text:span text:style-name="T11"> </text:span>180<text:span text:style-name="T47">HP</text:span>, <text:span text:style-name="T42">Linné-Universität</text:span></text:p>
      <text:p text:style-name="P7"/>
      <text:p text:style-name="P6"><text:span text:style-name="T21">2005 - 2008</text:span><text:span text:style-name="T20"> </text:span><text:span text:style-name="T1"><text:tab/><text:tab/></text:span><text:span text:style-name="T6">Sozialwissenschaftliches</text:span><text:span text:style-name="T1"> </text:span><text:span text:style-name="T6">Programm</text:span><text:span text:style-name="T1">, </text:span>Skvaderns <text:span text:style-name="T43">Gymnasium</text:span></text:p>
      <text:h text:style-name="P19" text:outline-level="2"/>
      <text:h text:style-name="P20" text:outline-level="2">Berufserfahrung</text:h>
      <text:p text:style-name="P18"><text:span text:style-name="T18">27 Jan., 12 Jan. 2016,</text:span><text:span text:style-name="T52">Dolmetscherin während eines Kurses über Feuer- und Heißarbeiten</text:span>, </text:p>
      <text:p text:style-name="P24"><text:span text:style-name="T19">26 Okt., 2 Nov. 2015</text:span><text:tab/>SCA, Sundsvall, <text:span text:style-name="T48">Schweden</text:span></text:p>
      <text:p text:style-name="P13"/>
      <text:p text:style-name="P24"><text:span text:style-name="T18">26 Jan. 2016,</text:span><text:tab/><text:tab/><text:span text:style-name="T50">Dolmetscherin während einer Sicherheitsausbildung für Hebebühnen, </text:span></text:p>
      <text:p text:style-name="P24"><text:span text:style-name="T17">3 Nov. </text:span><text:span text:style-name="T12">2015</text:span><text:span text:style-name="T50"><text:tab/><text:tab/>Übersetzung des Ausbildungsmaterials, SCA, Sundsvall</text:span></text:p>
      <text:p text:style-name="P17"/>
      <text:p text:style-name="P9"><text:span text:style-name="T16">Sommer</text:span><text:span text:style-name="T12"> 2012</text:span> <text:tab/><text:tab/><text:span text:style-name="T48">Rezeptionistin</text:span>, Evedals Camping, Växjö, <text:span text:style-name="T48">Schweden</text:span></text:p>
      <text:p text:style-name="P9"/>
      <text:p text:style-name="P12"><text:span text:style-name="T12">201</text:span><text:span text:style-name="T13">1</text:span> <text:tab/><text:tab/><text:tab/><text:span text:style-name="T48">Servicekraft/Rezeptionistin</text:span>, Hotel Stadt, Lübeck, <text:span text:style-name="T48">Deutschland</text:span></text:p>
      <text:p text:style-name="P10"/>
      <text:p text:style-name="P9"><text:span text:style-name="T12">2009 - 2010</text:span> <text:tab/><text:tab/>Au-pair <text:span text:style-name="T49">bei einer Familie</text:span>, Lübeck, <text:span text:style-name="T48">Deutschland</text:span></text:p>
      <text:p text:style-name="P9"/>
      <text:p text:style-name="P12"><text:span text:style-name="T16">Sommer</text:span><text:span text:style-name="T12"> 2009</text:span> <text:tab/><text:tab/><text:span text:style-name="T48">Rezeptionistin</text:span>, Grimen Camping, Bergen, No<text:span text:style-name="T48">rwegen</text:span></text:p>
      <text:p text:style-name="P10"/>
      <text:h text:style-name="P22" text:outline-level="2">Sprach<text:span text:style-name="T36">kenntnisse</text:span></text:h>
      <text:p text:style-name="P10"><text:span text:style-name="T15">Schwedisch</text:span> <text:tab/><text:tab/><text:span text:style-name="T39">Muttersprache</text:span></text:p>
      <text:p text:style-name="P11"><text:span text:style-name="T15">Deutsch</text:span> <text:tab/><text:tab/><text:span text:style-name="T39">fließend</text:span></text:p>
      <text:p text:style-name="P10"><text:span text:style-name="T15">Englisch</text:span> <text:tab/><text:tab/><text:span text:style-name="T39">sehr gute Kenntnisse</text:span></text:p>
      <text:p text:style-name="P10"><text:span text:style-name="T15">Italienisch</text:span> <text:tab/><text:tab/><text:span text:style-name="T39">gute Kenntnisse</text:span></text:p>
      <text:p text:style-name="P10"/>
      <text:h text:style-name="P23" text:outline-level="2">Übersetzungswerkzeuge</text:h>
      <text:p text:style-name="P16"><text:span text:style-name="T41">Grundlegende Kenntnisse mit dem Übersetzungswerkzeug </text:span>Wordfast</text:p>
      <text:p text:style-name="P4"/>
      <text:h text:style-name="P19" text:outline-level="2">Int<text:span text:style-name="T37">e</text:span>ressen</text:h>
      <text:p text:style-name="P10"><text:span text:style-name="T40">Sprache</text:span>, <text:span text:style-name="T40">Literatur</text:span>, <text:span text:style-name="T40">Garten</text:span> <text:span text:style-name="T40">und Gemüseanbau</text:span>, <text:span text:style-name="T40">Schwimm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0799in" fo:margin-bottom="0.0598in" style:contextual-spacing="false" style:page-number="auto"/>
      <style:text-properties style:font-name="Times New Roman" fo:font-family="'Times New Roman'" style:font-style-name="Bold" style:font-family-generic="roman" style:font-pitch="variable" fo:font-size="13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nda Sandberg</meta:initial-creator>
    <meta:creation-date>2015-10-11T10:49:53.653946239</meta:creation-date>
    <dc:date>2016-02-06T18:03:05.182418708</dc:date>
    <dc:creator>Jan </dc:creator>
    <meta:editing-duration>PT52M44S</meta:editing-duration>
    <meta:editing-cycles>53</meta:editing-cycles>
    <meta:generator>LibreOffice/4.2.8.2$Linux_X86_64 LibreOffice_project/420m0$Build-2</meta:generator>
    <meta:document-statistic meta:table-count="0" meta:image-count="0" meta:object-count="0" meta:page-count="1" meta:paragraph-count="30" meta:word-count="170" meta:character-count="1431" meta:non-whitespace-character-count="1245"/>
  </office:meta>
</office:document-meta>
</file>